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1962"/>
    </style:style>
    <style:style style:name="P2" style:family="paragraph" style:parent-style-name="Standard">
      <style:text-properties officeooo:rsid="000d1962" officeooo:paragraph-rsid="000d1962"/>
    </style:style>
    <style:style style:name="P3" style:family="paragraph" style:parent-style-name="Standard">
      <style:text-properties style:text-underline-style="solid" style:text-underline-width="auto" style:text-underline-color="font-color" officeooo:rsid="000d1962" officeooo:paragraph-rsid="000d1962"/>
    </style:style>
    <style:style style:name="P4" style:family="paragraph" style:parent-style-name="Standard">
      <style:text-properties officeooo:rsid="000eae7e" officeooo:paragraph-rsid="000eae7e"/>
    </style:style>
    <style:style style:name="P5" style:family="paragraph" style:parent-style-name="Standard">
      <style:text-properties officeooo:rsid="000d1962" officeooo:paragraph-rsid="000d1962"/>
    </style:style>
    <style:style style:name="T1" style:family="text">
      <style:text-properties officeooo:rsid="000eae7e"/>
    </style:style>
    <style:style style:name="T2" style:family="text">
      <style:text-properties officeooo:rsid="00111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emy Ship 1</text:p>
      <text:p text:style-name="P2"/>
      <text:p text:style-name="P2">__ /---</text:p>
      <text:p text:style-name="P2"><text:s text:c="5"/>\---</text:p>
      <text:p text:style-name="P2"/>
      <text:p text:style-name="P2">Enemy Ship 2</text:p>
      <text:p text:style-name="P2"><text:s text:c="4"/>---</text:p>
      <text:p text:style-name="P2"><text:s text:c="3"/><text:span text:style-name="T2">|</text:span></text:p>
      <text:p text:style-name="P2"><text:s text:c="3"/><text:span text:style-name="T2">O</text:span></text:p>
      <text:p text:style-name="P2"><text:s text:c="3"/><text:span text:style-name="T2">|</text:span></text:p>
      <text:p text:style-name="P2">---</text:p>
      <text:p text:style-name="P2"/>
      <text:p text:style-name="P2">Enemy Ship 3</text:p>
      <text:p text:style-name="P2"/>
      <text:p text:style-name="P2">==</text:p>
      <text:p text:style-name="P2"/>
      <text:p text:style-name="P1">Enemy Ship 4</text:p>
      <text:p text:style-name="P1"/>
      <text:p text:style-name="P1">/--\</text:p>
      <text:p text:style-name="P2">\--/</text:p>
      <text:p text:style-name="P2"/>
      <text:p text:style-name="P2">Enemy Ship 5</text:p>
      <text:p text:style-name="P2"/>
      <text:p text:style-name="P2">------</text:p>
      <text:p text:style-name="P2"><text:s text:c="3"/>O</text:p>
      <text:p text:style-name="P2">------</text:p>
      <text:p text:style-name="P2"/>
      <text:p text:style-name="P3">Tank (resembles a tank)</text:p>
      <text:p text:style-name="P2"/>
      <text:p text:style-name="P2">Travels backwards and forwards. If hit from front, bounces backwards.</text:p>
      <text:p text:style-name="P2">Destroyed from back.</text:p>
      <text:p text:style-name="P2"/>
      <text:p text:style-name="P3">Arrow (resembles a tank)</text:p>
      <text:p text:style-name="P3"/>
      <text:p text:style-name="P2">If they cross the screen once, they turn into tanks.</text:p>
      <text:p text:style-name="P2"/>
      <text:p text:style-name="P3">Prize/Cannon Ball (pulsing thing)</text:p>
      <text:p text:style-name="P3"/>
      <text:p text:style-name="P2">If not picled <text:s/>up become bouncing cannon balls, <text:span text:style-name="T1">indefinitely.</text:span></text:p>
      <text:p text:style-name="P2"/>
      <text:p text:style-name="P4">Ghost Ship</text:p>
      <text:p text:style-name="P4"/>
      <text:p text:style-name="P4">If you don't move for a while appears – indestructable – one pass that's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01:32:16.997027000</meta:creation-date>
    <dc:date>2014-08-01T07:29:39.587219000</dc:date>
    <meta:editing-duration>PT6M15S</meta:editing-duration>
    <meta:editing-cycles>4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27" meta:word-count="90" meta:character-count="492" meta:non-whitespace-character-count="407"/>
  </office:meta>
</office:document-meta>
</file>